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1cm"/>
    </style:style>
    <style:style style:name="co2" style:family="table-column">
      <style:table-column-properties fo:break-before="auto" style:column-width="5.863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.159cm"/>
    </style:style>
    <style:style style:name="co5" style:family="table-column">
      <style:table-column-properties fo:break-before="auto" style:column-width="15.12cm"/>
    </style:style>
    <style:style style:name="co6" style:family="table-column">
      <style:table-column-properties fo:break-before="auto" style:column-width="14.079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032cm"/>
    </style:style>
    <style:style style:name="co11" style:family="table-column">
      <style:table-column-properties fo:break-before="auto" style:column-width="4.815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29.903cm"/>
    </style:style>
    <style:style style:name="co14" style:family="table-column">
      <style:table-column-properties fo:break-before="auto" style:column-width="1.871cm"/>
    </style:style>
    <style:style style:name="co15" style:family="table-column">
      <style:table-column-properties fo:break-before="auto" style:column-width="8.065cm"/>
    </style:style>
    <style:style style:name="co16" style:family="table-column">
      <style:table-column-properties fo:break-before="auto" style:column-width="37.33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707cm" fo:break-before="auto" style:use-optimal-row-height="false"/>
    </style:style>
    <style:style style:name="ro3" style:family="table-row">
      <style:table-row-properties style:row-height="0.70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Feuille_20_1_20_-_20_DonneesGenerau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 1 - DonneesGeneraux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4" table:number-columns-repeated="100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aissance</text:p>
          </table:table-cell>
          <table:table-cell table:style-name="ce1" office:value-type="string" calcext:value-type="string">
            <text:p>Mort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CauseMort</text:p>
          </table:table-cell>
          <table:table-cell table:style-name="ce1" office:value-type="string" calcext:value-type="string">
            <text:p>MortGuerre</text:p>
          </table:table-cell>
          <table:table-cell table:style-name="ce1" office:value-type="string" calcext:value-type="string">
            <text:p>PeriodeMort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Departement</text:p>
          </table:table-cell>
          <table:table-cell table:style-name="ce1" office:value-type="string" calcext:value-type="string">
            <text:p>BataillePortrait</text:p>
          </table:table-cell>
          <table:table-cell table:style-name="ce1" office:value-type="string" calcext:value-type="string">
            <text:p>Legion</text:p>
          </table:table-cell>
          <table:table-cell table:style-name="ce1" office:value-type="string" calcext:value-type="string">
            <text:p>iconographie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string" calcext:value-type="string">
            <text:p>trahisonCause</text:p>
          </table:table-cell>
          <table:table-cell table:style-name="ce1" office:value-type="string" calcext:value-type="string">
            <text:p>Reference</text:p>
          </table:table-cell>
          <table:table-cell table:number-columns-repeated="100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Foy, Maximilien Sébastien </text:p>
          </table:table-cell>
          <table:table-cell table:style-name="ce5" office:value-type="float" office:value="1775" calcext:value-type="float">
            <text:p>1775</text:p>
          </table:table-cell>
          <table:table-cell table:style-name="ce5" office:value-type="float" office:value="1825" calcext:value-type="float">
            <text:p>1825</text:p>
          </table:table-cell>
          <table:table-cell table:style-name="ce4" office:value-type="string" calcext:value-type="string">
            <text:p>Général de division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Ham</text:p>
          </table:table-cell>
          <table:table-cell table:style-name="ce4" office:value-type="string" calcext:value-type="string">
            <text:p>Aisne</text:p>
          </table:table-cell>
          <table:table-cell table:style-name="ce4" office:value-type="string" calcext:value-type="string">
            <text:p>[Fort]</text:p>
          </table:table-cell>
          <table:table-cell table:style-name="ce4" office:value-type="string" calcext:value-type="string">
            <text:p>Grand officier</text:p>
          </table:table-cell>
          <table:table-cell table:style-name="ce4" office:value-type="string" calcext:value-type="string">
            <text:p>artillerie (général d'artillerie), tient un document roulé (trop petit pour carte?), pointe le canon. grand officier légion d'honneur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était à Waterloo</text:p>
          </table:table-cell>
          <table:table-cell table:style-name="ce4" office:value-type="string" calcext:value-type="string">
            <text:p><text:a xlink:href="https://www.beaux-arts.ca/magazine/votre-collection/votre-collection-au-mbac-le-general-foy-de-horace-vernet" xlink:type="simple">Vernet, Horace. Le général Foy. 1825. Huile sur toile, 73 x 59,5 cm. Ottawa, Musée des Beaux-Arts du Canada. https://www.beaux-arts.ca/magazine/votre-collection/votre-collection-au-mbac-le-general-foy-de-horace-vernet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Ney, Michel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815" calcext:value-type="float">
            <text:p>1815</text:p>
          </table:table-cell>
          <table:table-cell table:style-name="ce4" office:value-type="string" calcext:value-type="string">
            <text:p>Maréchal</text:p>
          </table:table-cell>
          <table:table-cell table:style-name="ce4" office:value-type="string" calcext:value-type="string">
            <text:p>Exécuté après Waterloo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Sarrelouis</text:p>
          </table:table-cell>
          <table:table-cell table:style-name="ce4" office:value-type="string" calcext:value-type="string">
            <text:p>Bas-Rhin [Moiselle]</text:p>
          </table:table-cell>
          <table:table-cell table:style-name="ce4" office:value-type="string" calcext:value-type="string">
            <text:p>Russie</text:p>
          </table:table-cell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général de cavalerie, grand-croix légion d'honneur. Neige au sol, empreintes de pas? Charrette, soldats, manteau sur son uniforme.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est à Waterloo</text:p>
          </table:table-cell>
          <table:table-cell table:style-name="ce4" office:value-type="string" calcext:value-type="string">
            <text:p><text:a xlink:href="https://collections.louvre.fr/en/ark:/53355/cl010066181" xlink:type="simple">Raffet, Denis-Auguste-Marie. Le maréchal Ney à la redoute de Kovno (1812). 1850 1825. Huile sur bois, 33,8 x 42,5 cm. Paris, Musée du louvre. https://collections.louvre.fr/en/ark:/53355/cl010066181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Lannes, Jean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809" calcext:value-type="float">
            <text:p>1809</text:p>
          </table:table-cell>
          <table:table-cell table:style-name="ce4" office:value-type="string" calcext:value-type="string">
            <text:p>Maréchal</text:p>
          </table:table-cell>
          <table:table-cell table:style-name="ce4" office:value-type="string" calcext:value-type="string">
            <text:p>Mort à la bataille d'Essling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Lectoure</text:p>
          </table:table-cell>
          <table:table-cell table:style-name="ce4" office:value-type="string" calcext:value-type="string">
            <text:p>Gers</text:p>
          </table:table-cell>
          <table:table-cell table:style-name="ce5"/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Bâton de maréchal, grand croix légion d'honneur, un cadavre, soldats à l'arrière-plan, genre de traineau, [débris de canon]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://collections.chateauversailles.fr/#c642f149-1db0-4bcf-ae0b-0e5a7998c5c4" xlink:type="simple">Gérard, François. Jean Lannes, duc de Montebello (1769-1809). Avant 1825. Huile sur toile, 32,1 x 22,3 cm. Versailles, Musée national des châteaux de Versailles et de Trianon. http://collections.chateauversailles.fr/#c642f149-1db0-4bcf-ae0b-0e5a7998c5c4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NAPOLÉON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821" calcext:value-type="float">
            <text:p>1821</text:p>
          </table:table-cell>
          <table:table-cell table:style-name="ce4" office:value-type="string" calcext:value-type="string">
            <text:p>Empereur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Ajaccio</text:p>
          </table:table-cell>
          <table:table-cell table:style-name="ce4" office:value-type="string" calcext:value-type="string">
            <text:p>Corse</text:p>
          </table:table-cell>
          <table:table-cell table:style-name="ce5"/>
          <table:table-cell table:style-name="ce4" office:value-type="string" calcext:value-type="string">
            <text:p>Grand maître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5"/>
          <table:table-cell table:style-name="ce4" office:value-type="string" calcext:value-type="string">
            <text:p><text:a xlink:href="https://www.parismuseescollections.paris.fr/fr/musee-carnavalet/oeuvres/1807-8#infos-principales" xlink:type="simple">Raffet, Denis-Auguste-Marie. 1807/8. 1837. Estampe, 25.8 x 36.5 cm. Paris, Musée Carnavalet. https://www.parismuseescollections.paris.fr/fr/musee-carnavalet/oeuvres/1807-8#infos-principales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De Beauharnais, Eugène</text:p>
          </table:table-cell>
          <table:table-cell table:style-name="ce5" office:value-type="float" office:value="1781" calcext:value-type="float">
            <text:p>1781</text:p>
          </table:table-cell>
          <table:table-cell table:style-name="ce5" office:value-type="float" office:value="1824" calcext:value-type="float">
            <text:p>1824</text:p>
          </table:table-cell>
          <table:table-cell table:style-name="ce4" office:value-type="string" calcext:value-type="string">
            <text:p>Général de brigade, beau-fils de Napoléon, fils adoptif (fils de Joséphine), vice-roi d'Italie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number-columns-repeated="2" table:style-name="ce4" office:value-type="string" calcext:value-type="string">
            <text:p>Paris</text:p>
          </table:table-cell>
          <table:table-cell table:style-name="ce4" office:value-type="string" calcext:value-type="string">
            <text:p>Russie</text:p>
          </table:table-cell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Manteau, soldats arrière-plan</text:p>
          </table:table-cell>
          <table:table-cell table:style-name="ce4" office:value-type="string" calcext:value-type="string">
            <text:p>non</text:p>
          </table:table-cell>
          <table:table-cell table:style-name="ce5"/>
          <table:table-cell table:style-name="ce4" office:value-type="string" calcext:value-type="string">
            <text:p><text:a xlink:href="https://pushkinmuseum.art/data/fonds/europe_and_america/j/0000_1000/zh_1441/index.php?lang=en" xlink:type="simple">Stieler, Joseph Karl. Eugène de Beauharnais. 1815. Huile sur toile, 69х55 cm. Moscou, Musée des Beaux-Arts Pouchkine. https://pushkinmuseum.art/data/fonds/europe_and_america/j/0000_1000/zh_1441/index.php?lang=en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Mortier, Édouard</text:p>
          </table:table-cell>
          <table:table-cell table:style-name="ce5" office:value-type="float" office:value="1768" calcext:value-type="float">
            <text:p>1768</text:p>
          </table:table-cell>
          <table:table-cell table:style-name="ce5" office:value-type="float" office:value="1835" calcext:value-type="float">
            <text:p>1835</text:p>
          </table:table-cell>
          <table:table-cell table:style-name="ce4" office:value-type="string" calcext:value-type="string">
            <text:p>Maréchal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Cateau-Cambrésis</text:p>
          </table:table-cell>
          <table:table-cell table:style-name="ce4" office:value-type="string" calcext:value-type="string">
            <text:p>Inconnu</text:p>
          </table:table-cell>
          <table:table-cell table:style-name="ce5"/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général d'infanterie, grand-croix légion d'honneur, soldats arrière-plan, débris de canon?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oui, quitte Napoléon au début de la campagne</text:p>
          </table:table-cell>
          <table:table-cell table:style-name="ce4" office:value-type="string" calcext:value-type="string">
            <text:p><text:a xlink:href="https://www.photo.rmn.fr/C.aspx?VP3=SearchResult&amp;IID=2C6NU0PZU16A" xlink:type="simple">Dubufe, Édouard-Louis. Adolphe-Edouard Mortier, duc de Trévise (1768-1835), maréchal de France. 1844. Huile sur toile, 149 x 16 cm. Paris, Musée de l’Armée. https://www.photo.rmn.fr/C.aspx?VP3=SearchResult&amp;IID=2C6NU0PZU16A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Lamarque, Jean Maximilien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1832" calcext:value-type="float">
            <text:p>1832</text:p>
          </table:table-cell>
          <table:table-cell table:style-name="ce4" office:value-type="string" calcext:value-type="string">
            <text:p>Général de division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Saint-Sever</text:p>
          </table:table-cell>
          <table:table-cell table:style-name="ce4" office:value-type="string" calcext:value-type="string">
            <text:p>Landes</text:p>
          </table:table-cell>
          <table:table-cell table:style-name="ce5"/>
          <table:table-cell table:style-name="ce4" office:value-type="string" calcext:value-type="string">
            <text:p>Grand officier</text:p>
          </table:table-cell>
          <table:table-cell table:style-name="ce4" office:value-type="string" calcext:value-type="string">
            <text:p>Grand officier légion d'honneur (sous l'Empire), tient ordre, cavaliers à l'arrière, sur une colline, gros machin à l'arrière(?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était en Vendée</text:p>
          </table:table-cell>
          <table:table-cell table:style-name="ce4" office:value-type="string" calcext:value-type="string">
            <text:p><text:a xlink:href="http://collections.chateauversailles.fr/#852dd255-e13c-40ea-b193-c214b96f8a13" xlink:type="simple">Garnier, Hippolyte, Victor Adam, et Emile d’après Callande de Champmartin. Général Maximilien Lamarque. 1833. Estampe, 43,4 x 30,5 cm. Versailles, Musée national des châteaux de Versailles et de Trianon. http://collections.chateauversailles.fr/#852dd255-e13c-40ea-b193-c214b96f8a13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Masséna, André</text:p>
          </table:table-cell>
          <table:table-cell table:style-name="ce5" office:value-type="float" office:value="1758" calcext:value-type="float">
            <text:p>1758</text:p>
          </table:table-cell>
          <table:table-cell table:style-name="ce5" office:value-type="float" office:value="1817" calcext:value-type="float">
            <text:p>1817</text:p>
          </table:table-cell>
          <table:table-cell table:style-name="ce4" office:value-type="string" calcext:value-type="string">
            <text:p>Maréchal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Nice</text:p>
          </table:table-cell>
          <table:table-cell table:style-name="ce4" office:value-type="string" calcext:value-type="string">
            <text:p>Var</text:p>
          </table:table-cell>
          <table:table-cell table:style-name="ce5"/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Essling? Explosion à l'arrière-plan/feu sur la droite, grand croix légion d'honneur, infanterie à l'arrière/drapeau, débris de canon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<text:a xlink:href="http://collections.chateauversailles.fr/#cbbfabe4-6eff-4def-b3e1-7537e94a058f" xlink:type="simple">Fontaine, Antoine-Edme, et Antoine-Jean d’après Gros. André Masséna, duc de Rivoli, prince d’Essling. 1834. Huile sur toile, 218,5 x 142,5 cm. Versailles, Musée national des châteaux de Versailles et de Trianon. http://collections.chateauversailles.fr/#cbbfabe4-6eff-4def-b3e1-7537e94a058f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Cambronne, Pierre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1842" calcext:value-type="float">
            <text:p>1842</text:p>
          </table:table-cell>
          <table:table-cell table:style-name="ce4" office:value-type="string" calcext:value-type="string">
            <text:p>Général de division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Loire inférieure</text:p>
          </table:table-cell>
          <table:table-cell table:style-name="ce4" office:value-type="string" calcext:value-type="string">
            <text:p>[Waterloo]</text:p>
          </table:table-cell>
          <table:table-cell table:style-name="ce4" office:value-type="string" calcext:value-type="string">
            <text:p>Grand officier</text:p>
          </table:table-cell>
          <table:table-cell table:style-name="ce4" office:value-type="string" calcext:value-type="string">
            <text:p>pas de chapeau, grand officier légion d'honneur, herbe/blé, 2 cadavres/charrette renversée, confrontation arrière-plan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était à Waterloo</text:p>
          </table:table-cell>
          <table:table-cell table:style-name="ce4" office:value-type="string" calcext:value-type="string">
            <text:p><text:a xlink:href="http://collections.chateauversailles.fr/#14c410c1-0f3a-4c0d-bfe1-00e1b61a0b65" xlink:type="simple">Martinet, Pierre (dessinateur), Louis-François Charon, et François Père (éditeurs) Bulla. Actions glorieuses et faits d’armes du général Cambronne. 1823. Estampe, 27,9 x 37,2 cm. Versailles, Musée national des châteaux de Versailles et de Trianon. http://collections.chateauversailles.fr/#14c410c1-0f3a-4c0d-bfe1-00e1b61a0b65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Brune, Guillaume</text:p>
          </table:table-cell>
          <table:table-cell table:style-name="ce5" office:value-type="float" office:value="1763" calcext:value-type="float">
            <text:p>1763</text:p>
          </table:table-cell>
          <table:table-cell table:style-name="ce5" office:value-type="float" office:value="1815" calcext:value-type="float">
            <text:p>1815</text:p>
          </table:table-cell>
          <table:table-cell table:style-name="ce4" office:value-type="string" calcext:value-type="string">
            <text:p>Maréchal</text:p>
          </table:table-cell>
          <table:table-cell table:style-name="ce4" office:value-type="string" calcext:value-type="string">
            <text:p>Assassiné par des royalistes <text:s/>après l'abdication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Brive-la-Gaillarde</text:p>
          </table:table-cell>
          <table:table-cell table:style-name="ce4" office:value-type="string" calcext:value-type="string">
            <text:p>Corrèze</text:p>
          </table:table-cell>
          <table:table-cell table:style-name="ce4" office:value-type="string" calcext:value-type="string">
            <text:p>[Stralsund]</text:p>
          </table:table-cell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Carte sur la droite, arbre, gros machins sur la gauche, préparation d'un siège?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se rattache à l’Empereur</text:p>
          </table:table-cell>
          <table:table-cell table:style-name="ce4" office:value-type="string" calcext:value-type="string">
            <text:p><text:a xlink:href="http://collections.chateauversailles.fr/#c25ecc42-aea5-475f-a2d7-b8d2d1d665c3" xlink:type="simple">Vinchon, Auguste-Jean-Baptiste, et Andrea d’après Appiani. Guillaume-Marie-Anne Brune, capitaine adjoint aux adjudants-généraux en 1792. 1835. Huile sur toile, 72 x 55 cm. Versailles, Musée national des châteaux de Versailles et de Trianon. http://collections.chateauversailles.fr/#c25ecc42-aea5-475f-a2d7-b8d2d1d665c3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aumesnil, Pierre</text:p>
          </table:table-cell>
          <table:table-cell table:style-name="ce5" office:value-type="float" office:value="1776" calcext:value-type="float">
            <text:p>1776</text:p>
          </table:table-cell>
          <table:table-cell table:style-name="ce5" office:value-type="float" office:value="1832" calcext:value-type="float">
            <text:p>1832</text:p>
          </table:table-cell>
          <table:table-cell table:style-name="ce4" office:value-type="string" calcext:value-type="string">
            <text:p>Lieutenant-général de cavalerie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Périgueux</text:p>
          </table:table-cell>
          <table:table-cell table:style-name="ce4" office:value-type="string" calcext:value-type="string">
            <text:p>Dordogne</text:p>
          </table:table-cell>
          <table:table-cell table:style-name="ce4" office:value-type="string" calcext:value-type="string">
            <text:p>Défense fort de Vincennes </text:p>
          </table:table-cell>
          <table:table-cell table:style-name="ce4" office:value-type="string" calcext:value-type="string">
            <text:p>Officier</text:p>
          </table:table-cell>
          <table:table-cell table:style-name="ce4" office:value-type="string" calcext:value-type="string">
            <text:p>Jambe de bois depuis Wagram, officier légion d'honneur, canon, cloture (partie surlevée?), fort de Vincennes à l'arrière (ne ressemble pas au fort de Vincennes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défend le fort de Vincennes</text:p>
          </table:table-cell>
          <table:table-cell table:style-name="ce4" office:value-type="string" calcext:value-type="string">
            <text:p><text:a xlink:href="https://www.leonore.archives-nationales.culture.gouv.fr/ui/#spotlight" xlink:type="simple">Yrieix Daumesnil. 1832. Saint-Denis, Archives nationales. https://www.leonore.archives-nationales.culture.gouv.fr/ui/#spotlight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Junot, Jean Andoche</text:p>
          </table:table-cell>
          <table:table-cell table:style-name="ce5" office:value-type="float" office:value="1771" calcext:value-type="float">
            <text:p>1771</text:p>
          </table:table-cell>
          <table:table-cell table:style-name="ce5" office:value-type="float" office:value="1813" calcext:value-type="float">
            <text:p>1813</text:p>
          </table:table-cell>
          <table:table-cell table:style-name="ce4" office:value-type="string" calcext:value-type="string">
            <text:p>Général de division</text:p>
          </table:table-cell>
          <table:table-cell table:style-name="ce4" office:value-type="string" calcext:value-type="string">
            <text:p>Défenestration (problèmes mentaux…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Bussy-le-Grand</text:p>
          </table:table-cell>
          <table:table-cell table:style-name="ce4" office:value-type="string" calcext:value-type="string">
            <text:p>Côte d'or</text:p>
          </table:table-cell>
          <table:table-cell table:style-name="ce5"/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Tonneau, carte, soldats bougent un canon à l'arrière-plan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://collections.chateauversailles.fr/#fb4373d5-9761-4101-9d3a-7b71e3445c81" xlink:type="simple">Raverat, Vincent-Nicolas. Jean-Andoche Junot, duc d’Abrantès. 1834. Huile sur toile, 221,5 x 147,5. Versailles, Musée national des châteaux de Versailles et de Trianon. http://collections.chateauversailles.fr/#fb4373d5-9761-4101-9d3a-7b71e3445c81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Berthier, Louis-Alexandre</text:p>
          </table:table-cell>
          <table:table-cell table:style-name="ce5" office:value-type="float" office:value="1753" calcext:value-type="float">
            <text:p>1753</text:p>
          </table:table-cell>
          <table:table-cell table:style-name="ce5" office:value-type="float" office:value="1815" calcext:value-type="float">
            <text:p>1815</text:p>
          </table:table-cell>
          <table:table-cell table:style-name="ce4" office:value-type="string" calcext:value-type="string">
            <text:p>Maréchal, chef d'état major de Napoléon, minstre de la guerre</text:p>
          </table:table-cell>
          <table:table-cell table:style-name="ce4" office:value-type="string" calcext:value-type="string">
            <text:p>Suicide (avant les Cent jours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Versailles</text:p>
          </table:table-cell>
          <table:table-cell table:style-name="ce4" office:value-type="string" calcext:value-type="string">
            <text:p>Seine et Oise</text:p>
          </table:table-cell>
          <table:table-cell table:style-name="ce5"/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Deux cadavres, soldats à l'arrière-plan (qui flottent), tient le baton de maréchal, grand croix légion d'honneur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<text:a xlink:href="http://collections.chateauversailles.fr/#e5a6a027-7532-45a7-9823-06d7caba8481" xlink:type="simple">Lépaulle, François-Gabriel-Guillaume, et Antoine-Jean d’après Gros. Louis-Alexandre Berthier, maréchal de camp, chef d’état-major en 1792. 1834. Huile sur toile, 72 x 55. Versailles, Musée national des châteaux de Versailles et de Trianon. http://collections.chateauversailles.fr/#e5a6a027-7532-45a7-9823-06d7caba8481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Marceau, François Séverin</text:p>
          </table:table-cell>
          <table:table-cell table:style-name="ce5" office:value-type="float" office:value="1769" calcext:value-type="float">
            <text:p>1769</text:p>
          </table:table-cell>
          <table:table-cell table:style-name="ce5" office:value-type="float" office:value="1796" calcext:value-type="float">
            <text:p>1796</text:p>
          </table:table-cell>
          <table:table-cell table:style-name="ce4" office:value-type="string" calcext:value-type="string">
            <text:p>Général de division</text:p>
          </table:table-cell>
          <table:table-cell table:style-name="ce4" office:value-type="string" calcext:value-type="string">
            <text:p>Mort pendant les guerres révolutionnaires, à Altenkirchen, armée sambre et meuse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Révolution</text:p>
          </table:table-cell>
          <table:table-cell table:style-name="ce4" office:value-type="string" calcext:value-type="string">
            <text:p>Chartres</text:p>
          </table:table-cell>
          <table:table-cell table:style-name="ce4" office:value-type="string" calcext:value-type="string">
            <text:p>Seure et Loir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Uniforme de hussard, armée en rang à l'arrière-plan, surveillée par deux cavaliers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s://www.parismuseescollections.paris.fr/fr/musee-carnavalet/oeuvres/portrait-du-general-francois-marceau-des-graviers-1769-1796#infos-principales" xlink:type="simple">Le Prince. Portrait du général François Marceau des Graviers (1769-1796). 1830. Huile sur toile, 46 x 37.5 cm. Paris, Musée Carnavalet. https://www.parismuseescollections.paris.fr/fr/musee-carnavalet/oeuvres/portrait-du-general-francois-marceau-des-graviers-1769-1796#infos-principales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asalle, Antoine Charles Louis de</text:p>
          </table:table-cell>
          <table:table-cell table:style-name="ce5" office:value-type="float" office:value="1775" calcext:value-type="float">
            <text:p>1775</text:p>
          </table:table-cell>
          <table:table-cell table:style-name="ce5" office:value-type="float" office:value="1809" calcext:value-type="float">
            <text:p>1809</text:p>
          </table:table-cell>
          <table:table-cell table:style-name="ce4" office:value-type="string" calcext:value-type="string">
            <text:p>Général de division</text:p>
          </table:table-cell>
          <table:table-cell table:style-name="ce4" office:value-type="string" calcext:value-type="string">
            <text:p>Mort bataille de Wagram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Empire</text:p>
          </table:table-cell>
          <table:table-cell table:style-name="ce4" office:value-type="string" calcext:value-type="string">
            <text:p>Metz</text:p>
          </table:table-cell>
          <table:table-cell table:style-name="ce4" office:value-type="string" calcext:value-type="string">
            <text:p>Moiselle</text:p>
          </table:table-cell>
          <table:table-cell table:style-name="ce4" office:value-type="string" calcext:value-type="string">
            <text:p>Stettin (1806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Sabre, ordre de capitulation, uniforme de hussard, forteresse de Stettin à l'arrière-plan (ne ressemble pas à la forteresse?), régiment de hussard (iconographie empruntée à Gros 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s://basedescollections.musee-armee.fr/ark:/66008/19814?posInSet=3&amp;queryId=7b364aaf-7d96-4a90-b17f-790fba3a6cd3&amp;_ga=2.252761865.1237765214.1638032746-666880445.1622413639" xlink:type="simple">Gros, Antoine-Jean. Antoine Charles Louis Lasalle (1775-1809), général recevant la capitulation de la garnison de Stettin, le 30 octobre 1806. 1808. Huile sur toile, 248 x 174 cm. Paris, Musée de l’Armée. https://basedescollections.musee-armee.fr/ark:/66008/19814?posInSet=3&amp;queryId=7b364aaf-7d96-4a90-b17f-790fba3a6cd3&amp;_ga=2.252761865.1237765214.1638032746-666880445.1622413639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Hoche, Lazare</text:p>
          </table:table-cell>
          <table:table-cell table:style-name="ce5" office:value-type="float" office:value="1768" calcext:value-type="float">
            <text:p>1768</text:p>
          </table:table-cell>
          <table:table-cell table:style-name="ce5" office:value-type="float" office:value="1797" calcext:value-type="float">
            <text:p>1797</text:p>
          </table:table-cell>
          <table:table-cell table:style-name="ce4" office:value-type="string" calcext:value-type="string">
            <text:p>Général de division</text:p>
          </table:table-cell>
          <table:table-cell table:style-name="ce4" office:value-type="string" calcext:value-type="string">
            <text:p>Mort guerres révolutionnaires (tuberculose), armée Sambre et Meuse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Révolution</text:p>
          </table:table-cell>
          <table:table-cell table:style-name="ce4" office:value-type="string" calcext:value-type="string">
            <text:p>Versailles</text:p>
          </table:table-cell>
          <table:table-cell table:style-name="ce4" office:value-type="string" calcext:value-type="string">
            <text:p>Seine et Oise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Sabre, uniforme de général révolutionnaire, rocher, canon et soldats, cloture.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s://gallica.bnf.fr/ark:/12148/btv1b69537010.r=Hoche%20Lazare%2C%20g%C3%A9n%C3%A9ral?rk=128756;0" xlink:type="simple">Alix, Pierre-Michel, et Alexandre (dessinateur Fragonard. Hoche : Géneral des Armées Francoises. 1799 1796. Estampe. Paris, Bibliothèque nationale de France. https://gallica.bnf.fr/ark:/12148/btv1b69537010.r=Hoche%20Lazare%2C%20g%C3%A9n%C3%A9ral?rk=128756;0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Desaix, Louis Charles Antoine</text:p>
          </table:table-cell>
          <table:table-cell table:style-name="ce5" office:value-type="float" office:value="1768" calcext:value-type="float">
            <text:p>1768</text:p>
          </table:table-cell>
          <table:table-cell table:style-name="ce5" office:value-type="float" office:value="1800" calcext:value-type="float">
            <text:p>1800</text:p>
          </table:table-cell>
          <table:table-cell table:style-name="ce4" office:value-type="string" calcext:value-type="string">
            <text:p>Général de division</text:p>
          </table:table-cell>
          <table:table-cell table:style-name="ce4" office:value-type="string" calcext:value-type="string">
            <text:p>Mort bataille de Marengo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Consulat</text:p>
          </table:table-cell>
          <table:table-cell table:style-name="ce4" office:value-type="string" calcext:value-type="string">
            <text:p>Ayat-sur-Sioule</text:p>
          </table:table-cell>
          <table:table-cell table:style-name="ce4" office:value-type="string" calcext:value-type="string">
            <text:p>Puy de Dôme</text:p>
          </table:table-cell>
          <table:table-cell table:style-name="ce4" office:value-type="string" calcext:value-type="string">
            <text:p>Égypte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Bataille des pyramides (son fait d'armes), uniforme général révolution, cheval sans cavalier, deux palmiers, une pyramide, des chapeaux de soldats (ombragés)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://collections.chateauversailles.fr/#35db6146-a2d4-416e-ba11-c0e9e7e96a52" xlink:type="simple">Appiani, Andrea. Louis-Charles-Antoine Desaix. 1800. Huile sur toile, 99,2 x 74,7 cm. Versailles, Musée national des châteaux de Versailles et de Trianon. http://collections.chateauversailles.fr/#35db6146-a2d4-416e-ba11-c0e9e7e96a52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oniatowski, Joseph-Antoine</text:p>
          </table:table-cell>
          <table:table-cell table:style-name="ce5" office:value-type="float" office:value="1763" calcext:value-type="float">
            <text:p>1763</text:p>
          </table:table-cell>
          <table:table-cell table:style-name="ce5" office:value-type="float" office:value="1813" calcext:value-type="float">
            <text:p>1813</text:p>
          </table:table-cell>
          <table:table-cell table:style-name="ce4" office:value-type="string" calcext:value-type="string">
            <text:p>Maréchal</text:p>
          </table:table-cell>
          <table:table-cell table:style-name="ce4" office:value-type="string" calcext:value-type="string">
            <text:p>Mort bataille de Leipzig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Empire</text:p>
          </table:table-cell>
          <table:table-cell table:number-columns-repeated="2" table:style-name="ce4" office:value-type="string" calcext:value-type="string">
            <text:p>Inconnu</text:p>
          </table:table-cell>
          <table:table-cell table:style-name="ce5"/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Grand uniforme (princier): chapeau**, grand croix légion d'honneur, distinctions pas très visibles, cavalier à gauche.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://collections.chateauversailles.fr/#2b8d1827-0e3e-4049-b231-8e63d54626fa" xlink:type="simple">Vauchelet, Théophile-Auguste. Joseph-Antoine, prince Poniatowski, maréchal de France (1762-1813). 1835. Huile sur toile, 214 x 140 cm. Versailles, Musée national des châteaux de Versailles et de Trianon. http://collections.chateauversailles.fr/#2b8d1827-0e3e-4049-b231-8e63d54626fa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Lefebvre, François-Joseph</text:p>
          </table:table-cell>
          <table:table-cell table:style-name="ce5" office:value-type="float" office:value="1755" calcext:value-type="float">
            <text:p>1755</text:p>
          </table:table-cell>
          <table:table-cell table:style-name="ce5" office:value-type="float" office:value="1820" calcext:value-type="float">
            <text:p>1820</text:p>
          </table:table-cell>
          <table:table-cell table:style-name="ce4" office:value-type="string" calcext:value-type="string">
            <text:p>Maréchal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style-name="ce4" office:value-type="string" calcext:value-type="string">
            <text:p>Rouffach</text:p>
          </table:table-cell>
          <table:table-cell table:style-name="ce4" office:value-type="string" calcext:value-type="string">
            <text:p>Haut-Rhin</text:p>
          </table:table-cell>
          <table:table-cell table:style-name="ce4" office:value-type="string" calcext:value-type="string">
            <text:p>[Russie] [Pologne 1807]</text:p>
          </table:table-cell>
          <table:table-cell table:style-name="ce4" office:value-type="string" calcext:value-type="string">
            <text:p>Grand-croix</text:p>
          </table:table-cell>
          <table:table-cell table:style-name="ce4" office:value-type="string" calcext:value-type="string">
            <text:p>Manteau, uniforme d'hiver, assis/appuyé sur canon, grand croix légion d'honneur, 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ais ne combat pas</text:p>
          </table:table-cell>
          <table:table-cell table:style-name="ce4" office:value-type="string" calcext:value-type="string">
            <text:p><text:a xlink:href="http://collections.chateauversailles.fr/#877b3b96-1a0f-4be0-932e-ca02d915d073" xlink:type="simple">Wachsmuth, Ferdinand. François-Joseph Lefèbvre, capitaine du 13e Bataillon d’Infanterie légère en 1792. 1834. Huile sur toile, 72 x 55. Versailles, Musée national des châteaux de Versailles et de Trianon. http://collections.chateauversailles.fr/#877b3b96-1a0f-4be0-932e-ca02d915d073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Kléber, Jean-Baptiste</text:p>
          </table:table-cell>
          <table:table-cell table:style-name="ce5" office:value-type="float" office:value="1753" calcext:value-type="float">
            <text:p>1753</text:p>
          </table:table-cell>
          <table:table-cell table:style-name="ce5" office:value-type="float" office:value="1800" calcext:value-type="float">
            <text:p>1800</text:p>
          </table:table-cell>
          <table:table-cell table:style-name="ce4" office:value-type="string" calcext:value-type="string">
            <text:p>Général de division</text:p>
          </table:table-cell>
          <table:table-cell table:style-name="ce4" office:value-type="string" calcext:value-type="string">
            <text:p>Assassiné au Caire (commandait l'armée d'Égypte depuis le départ de Napoléon)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Consulat</text:p>
          </table:table-cell>
          <table:table-cell table:style-name="ce4" office:value-type="string" calcext:value-type="string">
            <text:p>Starsbourg</text:p>
          </table:table-cell>
          <table:table-cell table:style-name="ce4" office:value-type="string" calcext:value-type="string">
            <text:p>Grand duché de Bade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Uniforme général révolution, 2 palmiers, tentes, soldats en rang, 2 pyramides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non, mort</text:p>
          </table:table-cell>
          <table:table-cell table:style-name="ce4" office:value-type="string" calcext:value-type="string">
            <text:p><text:a xlink:href="http://collections.chateauversailles.fr/#6bb87679-5266-43a4-bf63-a2f79168189b" xlink:type="simple">Ansiaux, Antoine, et Jean-Urbain d’après Guérin. Jean-Baptiste Kléber, général en chef (1753-1800). 1815 1804. Huile sur toile, 250 x 166. Versailles, Musée national des châteaux de Versailles et de Trianon. http://collections.chateauversailles.fr/#6bb87679-5266-43a4-bf63-a2f79168189b.</text:a></text:p>
          </table:table-cell>
          <table:table-cell table:number-columns-repeated="100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Augereau, Pierre</text:p>
          </table:table-cell>
          <table:table-cell table:style-name="ce5" office:value-type="float" office:value="1757" calcext:value-type="float">
            <text:p>1757</text:p>
          </table:table-cell>
          <table:table-cell table:style-name="ce5" office:value-type="float" office:value="1816" calcext:value-type="float">
            <text:p>1816</text:p>
          </table:table-cell>
          <table:table-cell table:style-name="ce4" office:value-type="string" calcext:value-type="string">
            <text:p>Maréchal</text:p>
          </table:table-cell>
          <table:table-cell table:style-name="ce5"/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Après l'Empire</text:p>
          </table:table-cell>
          <table:table-cell table:number-columns-repeated="2" table:style-name="ce4" office:value-type="string" calcext:value-type="string">
            <text:p>Paris</text:p>
          </table:table-cell>
          <table:table-cell table:style-name="ce4" office:value-type="string" calcext:value-type="string">
            <text:p>Arcole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Uniforme général de révolution, ponts, soldats et étendard, iconogrpahie empruntée à Charles Thénevin (1798, Versailles), elle-même à Gros (Bonaparte au pont d'Arcole)</text:p>
          </table:table-cell>
          <table:table-cell table:number-columns-repeated="2" table:style-name="ce4" office:value-type="string" calcext:value-type="string">
            <text:p>oui</text:p>
          </table:table-cell>
          <table:table-cell table:style-name="ce4" office:value-type="string" calcext:value-type="string">
            <text:p><text:a xlink:href="http://collections.chateauversailles.fr/#9759ccab-2b5f-4231-b7bf-1ea3a69afdb1" xlink:type="simple">Thénevin, Charles. Augereau au pont d’Arcole, 15 novembre 1796. 1798. Huile sur toile, 362 x 268. Versailles, Musée national des châteaux de Versailles et de Trianon. http://collections.chateauversailles.fr/#9759ccab-2b5f-4231-b7bf-1ea3a69afdb1.</text:a></text:p>
          </table:table-cell>
          <table:table-cell table:number-columns-repeated="1008"/>
        </table:table-row>
        <table:table-row table:style-name="ro3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complex="Helvetica Neue" style:font-family-complex="'Helvetica Neu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0.635cm" fo:margin-left="2.54cm" fo:margin-right="2.54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905cm" fo:margin-left="0cm" fo:margin-right="0cm" fo:margin-top="1.48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_20_-_20_DonneesGeneraux" style:display-name="PageStyle_Feuille 1 - DonneesGeneraux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7T18:44:28.844383489</dc:date>
    <meta:editing-duration>PT1M44S</meta:editing-duration>
    <meta:editing-cycles>1</meta:editing-cycles>
    <meta:document-statistic meta:table-count="1" meta:cell-count="328" meta:object-count="0"/>
    <meta:generator>LibreOffice/6.4.7.2$Linux_X86_64 LibreOffice_project/40$Build-2</meta:generator>
  </office:meta>
</office:document-meta>
</file>